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4.8783in" svg:y="4.2039in">
            <draw:object draw:notify-on-update-of-ranges="Sheet1.D1:Sheet1.G1 Sheet1.C3:Sheet1.G3 Sheet1.C4:Sheet1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618in" svg:y="0.7504in">
            <draw:object draw:notify-on-update-of-ranges="Sheet1.C5:Sheet1.G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<text:s/>n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<text:s/>---- </text:p>
          </table:table-cell>
          <table:table-cell table:number-columns-repeated="5" office:value-type="string" calcext:value-type="string">
            <text:p><text:s/>------------------ </text:p>
          </table:table-cell>
        </table:table-row>
        <table:table-row table:style-name="ro1">
          <table:table-cell/>
          <table:table-cell office:value-type="string" calcext:value-type="string">
            <text:p><text:s/>HOMO </text:p>
          </table:table-cell>
          <table:table-cell office:value-type="float" office:value="-0.393027411922255" calcext:value-type="float">
            <text:p>-0.393027411922255</text:p>
          </table:table-cell>
          <table:table-cell office:value-type="float" office:value="-0.37032952581256" calcext:value-type="float">
            <text:p>-0.37032952581256</text:p>
          </table:table-cell>
          <table:table-cell office:value-type="float" office:value="-0.361758846450931" calcext:value-type="float">
            <text:p>-0.361758846450931</text:p>
          </table:table-cell>
          <table:table-cell office:value-type="float" office:value="-0.357424315312225" calcext:value-type="float">
            <text:p>-0.357424315312225</text:p>
          </table:table-cell>
          <table:table-cell office:value-type="float" office:value="-0.354870230208574" calcext:value-type="float">
            <text:p>-0.354870230208574</text:p>
          </table:table-cell>
        </table:table-row>
        <table:table-row table:style-name="ro1">
          <table:table-cell/>
          <table:table-cell office:value-type="string" calcext:value-type="string">
            <text:p><text:s/>LUMO </text:p>
          </table:table-cell>
          <table:table-cell office:value-type="float" office:value="-0.242345364068811" calcext:value-type="float">
            <text:p>-0.242345364068811</text:p>
          </table:table-cell>
          <table:table-cell office:value-type="float" office:value="-0.272395533443375" calcext:value-type="float">
            <text:p>-0.272395533443375</text:p>
          </table:table-cell>
          <table:table-cell office:value-type="float" office:value="-0.284796258511646" calcext:value-type="float">
            <text:p>-0.284796258511646</text:p>
          </table:table-cell>
          <table:table-cell office:value-type="float" office:value="-0.29140167131553" calcext:value-type="float">
            <text:p>-0.29140167131553</text:p>
          </table:table-cell>
          <table:table-cell office:value-type="float" office:value="-0.295524426757322" calcext:value-type="float">
            <text:p>-0.295524426757322</text:p>
          </table:table-cell>
        </table:table-row>
        <table:table-row table:style-name="ro1">
          <table:table-cell/>
          <table:table-cell office:value-type="string" calcext:value-type="string">
            <text:p><text:s/>Gap <text:s text:c="4"/></text:p>
          </table:table-cell>
          <table:table-cell table:formula="of:=[.C4]-[.C3]" office:value-type="float" office:value="0.150682047853444" calcext:value-type="float">
            <text:p>0.150682047853444</text:p>
          </table:table-cell>
          <table:table-cell table:formula="of:=[.D4]-[.D3]" office:value-type="float" office:value="0.097933992369185" calcext:value-type="float">
            <text:p>0.097933992369185</text:p>
          </table:table-cell>
          <table:table-cell table:formula="of:=[.E4]-[.E3]" office:value-type="float" office:value="0.076962587939285" calcext:value-type="float">
            <text:p>0.076962587939285</text:p>
          </table:table-cell>
          <table:table-cell table:formula="of:=[.F4]-[.F3]" office:value-type="float" office:value="0.066022643996695" calcext:value-type="float">
            <text:p>0.066022643996695</text:p>
          </table:table-cell>
          <table:table-cell table:formula="of:=[.G4]-[.G3]" office:value-type="float" office:value="0.059345803451252" calcext:value-type="float">
            <text:p>0.059345803451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1:33:01.854728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1:39:15.549505362</meta:creation-date>
    <meta:editing-duration>PT6M45S</meta:editing-duration>
    <meta:editing-cycles>2</meta:editing-cycles>
    <meta:generator>LibreOffice/6.4.7.2$Linux_X86_64 LibreOffice_project/40$Build-2</meta:generator>
    <dc:date>2022-07-21T11:39:47.740282992</dc:date>
    <meta:document-statistic meta:table-count="1" meta:cell-count="3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07cm" svg:y="3.954cm" style:legend-expansion="high" chart:style-name="ch2"/>
        <chart:plot-area chart:style-name="ch3" table:cell-range-address="Sheet1.D1:Sheet1.G1 Sheet1.C3:Sheet1.G4" chart:data-source-has-labels="both" svg:x="0.319cm" svg:y="0.18cm" svg:width="13.169cm" svg:height="8.645cm">
          <chartooo:coordinate-region svg:x="1.337cm" svg:y="0.379cm" svg:width="12.151cm" svg:height="8.247cm"/>
          <chart:axis chart:dimension="x" chart:name="primary-x" chart:style-name="ch4" chartooo:axis-type="auto">
            <chartooo:date-scale/>
            <chart:categories table:cell-range-address="Sheet1.D1:Sheet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G3" loext:label-string="homo" chart:class="chart:line">
            <chart:data-point chart:repeated="5"/>
          </chart:series>
          <chart:series chart:style-name="ch8" chart:values-cell-range-address="Sheet1.C4:Sheet1.G4" loext:label-string="lumo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o</text:p>
              </table:table-cell>
              <table:table-cell office:value-type="string">
                <text:p>lumo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D1:Sheet1.G1</svg:desc>
                </draw:g>
              </table:table-cell>
              <table:table-cell office:value-type="float" office:value="-0.393027411922255">
                <text:p>-0.393027411922255</text:p>
                <draw:g>
                  <svg:desc>Sheet1.C3:Sheet1.G3</svg:desc>
                </draw:g>
              </table:table-cell>
              <table:table-cell office:value-type="float" office:value="-0.242345364068811">
                <text:p>-0.242345364068811</text:p>
                <draw:g>
                  <svg:desc>Sheet1.C4:Sheet1.G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37032952581256">
                <text:p>-0.37032952581256</text:p>
              </table:table-cell>
              <table:table-cell office:value-type="float" office:value="-0.272395533443375">
                <text:p>-0.272395533443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361758846450931">
                <text:p>-0.361758846450931</text:p>
              </table:table-cell>
              <table:table-cell office:value-type="float" office:value="-0.284796258511646">
                <text:p>-0.2847962585116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357424315312225">
                <text:p>-0.357424315312225</text:p>
              </table:table-cell>
              <table:table-cell office:value-type="float" office:value="-0.29140167131553">
                <text:p>-0.29140167131553</text:p>
              </table:table-cell>
            </table:table-row>
            <table:table-row>
              <table:table-cell office:value-type="string"/>
              <table:table-cell office:value-type="float" office:value="-0.354870230208574">
                <text:p>-0.354870230208574</text:p>
              </table:table-cell>
              <table:table-cell office:value-type="float" office:value="-0.295524426757322">
                <text:p>-0.295524426757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fo:font-weight="bold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 svg:stroke-opacity="60%"/>
      <style:text-properties fo:font-size="16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203cm" svg:stroke-opacity="60%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5:Sheet1.G5" svg:x="0.812cm" svg:y="0.206cm" svg:width="15.359cm" svg:height="8.639cm">
          <chartooo:coordinate-region svg:x="2.174cm" svg:y="0.511cm" svg:width="13.823cm" svg:height="7.3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G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50682047853444">
                <text:p>0.150682047853444</text:p>
                <draw:g>
                  <svg:desc>Sheet1.C5:Sheet1.G5</svg:desc>
                </draw:g>
              </table:table-cell>
              <table:table-cell office:value-type="float" office:value="0.097933992369185">
                <text:p>0.097933992369185</text:p>
              </table:table-cell>
              <table:table-cell office:value-type="float" office:value="0.076962587939285">
                <text:p>0.076962587939285</text:p>
              </table:table-cell>
              <table:table-cell office:value-type="float" office:value="0.066022643996695">
                <text:p>0.066022643996695</text:p>
              </table:table-cell>
              <table:table-cell office:value-type="float" office:value="0.059345803451252">
                <text:p>0.059345803451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